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font-weight="bold" officeooo:rsid="00129b6e" officeooo:paragraph-rsid="00129b6e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00" fo:font-weight="bold" officeooo:rsid="00129b6e" officeooo:paragraph-rsid="00129b6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officeooo:rsid="00129b6e" officeooo:paragraph-rsid="00129b6e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00" fo:font-weight="bold" officeooo:rsid="0013fea4" officeooo:paragraph-rsid="0013fea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font-weight="bold" officeooo:rsid="0013fea4" officeooo:paragraph-rsid="0013fea4" style:font-weight-asian="bold" style:font-weight-complex="bold"/>
    </style:style>
    <style:style style:name="P6" style:family="paragraph" style:parent-style-name="Standard" style:list-style-name="L2">
      <style:paragraph-properties fo:text-align="justify" style:justify-single-word="false"/>
      <style:text-properties fo:color="#000000" fo:font-weight="bold" officeooo:rsid="0013fea4" officeooo:paragraph-rsid="0013fea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weight="bold" officeooo:rsid="001558cd" officeooo:paragraph-rsid="001558c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1558c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fea4" style:font-weight-asian="normal" style:font-weight-complex="normal"/>
    </style:style>
    <style:style style:name="T3" style:family="text">
      <style:text-properties fo:font-weight="normal" officeooo:rsid="001558cd" style:font-weight-asian="normal" style:font-weight-complex="normal"/>
    </style:style>
    <style:style style:name="T4" style:family="text">
      <style:text-properties fo:color="#000000" fo:font-weight="bold" officeooo:rsid="001558cd" style:font-weight-asian="bold" style:font-weight-complex="bold"/>
    </style:style>
    <style:style style:name="T5" style:family="text">
      <style:text-properties fo:color="#000000" fo:font-weight="normal" officeooo:rsid="001558c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<text:span text:style-name="T1">Lucas Sandro Rotermel Franco</text:span></text:p>
      <text:p text:style-name="P1">Matéria: <text:span text:style-name="T1">Gerência De Projetos</text:span></text:p>
      <text:p text:style-name="P1">Turma: <text:span text:style-name="T1">ADS4</text:span></text:p>
      <text:p text:style-name="P1"><text:span text:style-name="T1"/></text:p>
      <text:p text:style-name="P3">Atividade 1</text:p>
      <text:p text:style-name="P3"/>
      <text:p text:style-name="P5">Questão 1)</text:p>
      <text:p text:style-name="P3"/>
      <text:p text:style-name="P1">Empresa: <text:span text:style-name="T1">Empresa que realiza entregas de produtos de e-commerce </text:span><text:span text:style-name="T2">por um sistema autoral</text:span><text:span text:style-name="T1">.</text:span></text:p>
      <text:p text:style-name="P1">Projeto: <text:span text:style-name="T1">Dinamizar rotas realizadas para entregas dos produtos, buscando a rota mais econômica para a empresa e rápida para o cliente.</text:span></text:p>
      <text:list xml:id="list208346828" text:style-name="L1">
        <text:list-item>
          <text:p text:style-name="P2">Prazo de Duração: <text:span text:style-name="T1">1 ano</text:span></text:p>
        </text:list-item>
        <text:list-item>
          <text:p text:style-name="P4">Recursos humanos: <text:span text:style-name="T1">1 gerente de projetos, 3 desenvolvedores, 2 testadores</text:span></text:p>
        </text:list-item>
      </text:list>
      <text:p text:style-name="P5"><text:span text:style-name="T1"/></text:p>
      <text:p text:style-name="P5">Atividades Contínuas: </text:p>
      <text:list xml:id="list3315310389" text:style-name="L2">
        <text:list-item>
          <text:p text:style-name="P6"><text:span text:style-name="T1">Cadastrar novas rotas criadas;</text:span></text:p>
        </text:list-item>
        <text:list-item>
          <text:p text:style-name="P6"><text:span text:style-name="T1">Manter banco de dados com as informações dos e-commerce’s que apoiamos;</text:span></text:p>
        </text:list-item>
        <text:list-item>
          <text:p text:style-name="P6"><text:span text:style-name="T1">Correção de rotas mal informadas;</text:span></text:p>
        </text:list-item>
        <text:list-item>
          <text:p text:style-name="P6"><text:span text:style-name="T1">Cadastro de clientes.</text:span></text:p>
        </text:list-item>
      </text:list>
      <text:p text:style-name="P5"><text:span text:style-name="T1"/></text:p>
      <text:p text:style-name="P5">Questão 2)</text:p>
      <text:p text:style-name="P5"/>
      <text:p text:style-name="P5">a) <text:span text:style-name="T1">Pois um programa naturalmente é um conglomerado de projetos, o que é apresentado pelo PAC que apoia projetos relacionados ao desenvolvimento do país.</text:span></text:p>
      <text:p text:style-name="P5"><text:span text:style-name="T1"/></text:p>
      <text:p text:style-name="P5">b)<text:span text:style-name="T1"> </text:span><text:span text:style-name="T3">O projeto pretendia atender grandes áreas de infraestrutura para o desenvolvimento nacional, como a área da logística, com portos, rodovias, ferrovias, aeroportos e hidrovias. Também a área da energia com projetos relacionados a geração e emissão de energia elétrica e projetos de urbanização focando em saneamento, habitação, metrôs e distribuição da rede elétrica e hídrica.</text:span></text:p>
      <text:p text:style-name="P5"><text:span text:style-name="T3"/></text:p>
      <text:p text:style-name="P7">c) <text:span text:style-name="T1">O principal objetivo era crescer o PIB(Produto Interno Bruto) em 4,9% ao ano por meio de ações focadas em infraestrutura como apresentado na questão ‘b’.</text:span></text:p>
      <text:p text:style-name="P7"><text:span text:style-name="T1"/></text:p>
      <text:p text:style-name="P8"><text:span text:style-name="T4">d) </text:span><text:span text:style-name="T5">Na parte 1 o foco era alcançar os 4,9% de crescimento com um investimento de </text:span><text:span text:style-name="T1">R$ 657,4 bilhões</text:span><text:span text:style-name="T5">, o valor real apresentado foi de 4,6% ao ano com um investimento de R$ 541,8 bilhões, assim representando uma porcentagem de 82,4% em relação ao cumprimento das metas orçamentárias. Durante a parte 2, ocorreram muitos gargalos, apresentando que dos R$ 40,3 bilhões previstos para investimentos, somente R$ 7,2 bilhões foram devidamente investidos, representando uma porcentagem de 17,8% do cumprimento das metas orçamentári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4T21:05:36.178000000</meta:creation-date>
    <dc:date>2021-07-04T21:41:39.810000000</dc:date>
    <meta:editing-duration>PT49S</meta:editing-duration>
    <meta:editing-cycles>1</meta:editing-cycles>
    <meta:document-statistic meta:table-count="0" meta:image-count="0" meta:object-count="0" meta:page-count="1" meta:paragraph-count="19" meta:word-count="284" meta:character-count="1818" meta:non-whitespace-character-count="1558"/>
    <meta:generator>LibreOffice/6.2.4.2$Windows_X86_64 LibreOffice_project/2412653d852ce75f65fbfa83fb7e7b669a126d64</meta:generator>
  </office:meta>
</office:document-meta>
</file>